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Standard" style:list-style-name="L2">
      <style:text-properties officeooo:paragraph-rsid="001efd2f"/>
    </style:style>
    <style:style style:name="P10" style:family="paragraph" style:parent-style-name="Standard" style:list-style-name="L2">
      <style:text-properties officeooo:paragraph-rsid="002943b4"/>
    </style:style>
    <style:style style:name="P11" style:family="paragraph" style:parent-style-name="Standard" style:list-style-name="L2">
      <style:text-properties officeooo:rsid="001efd2f" officeooo:paragraph-rsid="001efd2f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aafd0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able_20_Contents" style:list-style-name="L1">
      <style:text-properties officeooo:rsid="001efd2f" officeooo:paragraph-rsid="001efd2f"/>
    </style:style>
    <style:style style:name="P15" style:family="paragraph" style:parent-style-name="Table_20_Contents" style:list-style-name="L1">
      <style:text-properties officeooo:rsid="001fb3ab" officeooo:paragraph-rsid="001fb3ab"/>
    </style:style>
    <style:style style:name="P16" style:family="paragraph" style:parent-style-name="Table_20_Contents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fb3ab" style:font-size-asian="12pt" style:font-size-complex="12pt"/>
    </style:style>
    <style:style style:name="P17" style:family="paragraph" style:parent-style-name="Table_20_Contents">
      <style:text-properties officeooo:rsid="002417cf" officeooo:paragraph-rsid="002aafd0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417cf"/>
    </style:style>
    <style:style style:name="T7" style:family="text">
      <style:text-properties officeooo:rsid="0028338b"/>
    </style:style>
    <style:style style:name="T8" style:family="text">
      <style:text-properties officeooo:rsid="002943b4"/>
    </style:style>
    <style:style style:name="T9" style:family="text">
      <style:text-properties fo:font-weight="bold" officeooo:rsid="002943b4" style:font-weight-asian="bold" style:font-weight-complex="bold"/>
    </style:style>
    <style:style style:name="T10" style:family="text">
      <style:text-properties officeooo:rsid="002aaf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7"><text:span text:style-name="T10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.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 </text:span><text:span text:style-name="T6">inseriti a seconda della tipologia dell'utente che effettua la ricerca..I campi che vengono visualizzati da tutte le tipologie di utente sono:</text:span></text:p>
            <text:list xml:id="list41404524" text:style-name="L1">
              <text:list-item>
                <text:p text:style-name="P14">Nome </text:p>
              </text:list-item>
              <text:list-item>
                <text:p text:style-name="P14">Cognome </text:p>
              </text:list-item>
              <text:list-item>
                <text:p text:style-name="P15">Comune del domicilio</text:p>
              </text:list-item>
              <text:list-item>
                <text:p text:style-name="P15">Via del domicilio</text:p>
                <text:p text:style-name="P16"/>
              </text:list-item>
            </text:list>
            <text:p text:style-name="P5"><text:span text:style-name="T3">3.</text:span><text:span text:style-name="T5">L'utente</text:span><text:span text:style-name="T1"> s</text:span>ottomette al sistema il valore inserito.</text:p>
            <text:p text:style-name="P4"/>
            <text:p text:style-name="P8">4. Il sistema mostra i risultati della ricerca.</text:p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0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404224" text:style-name="L2">
              <text:list-item>
                <text:p text:style-name="P9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1">La ricerca non produce risultati, il sistema ripropone all'utente la pagina di ricerca con un messaggio di avviso. </text:p>
              </text:list-item>
              <text:list-item>
                <text:p text:style-name="P10"><text:span text:style-name="T7">La ricerca produce risultati e ne permette l'ordinamento secondo l'attributo scelto successivamente al passo 4 </text:span><text:span text:style-name="T8">(</text:span><text:span text:style-name="T9">estende</text:span><text:span text:style-name="T8"> UC_A_22_Ordina risultati ricerca)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<text:span text:style-name="T6">effettuare la ricerca </text:span><text:s/>in meno di <text:span text:style-name="T2">10</text:span> secondi.</text:p>
          </table:table-cell>
        </table:table-row>
      </table:table>
      <text:p text:style-name="P12"/>
      <text:p text:style-name="P13"><text:span text:style-name="T10">UC_A_23_Ricerca avanz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18S</meta:editing-duration>
    <meta:editing-cycles>14</meta:editing-cycles>
    <meta:generator>LibreOffice/3.6$Windows_x86 LibreOffice_project/da8c1e6-fd468f4-454e206-f42a4a9-143cfd</meta:generator>
    <dc:date>2012-10-22T21:40:08.20</dc:date>
    <meta:document-statistic meta:table-count="1" meta:image-count="0" meta:object-count="0" meta:page-count="1" meta:paragraph-count="26" meta:word-count="186" meta:character-count="1223" meta:non-whitespace-character-count="1062"/>
  </office:meta>
</office:document-meta>
</file>